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4 </text:span><text:span text:style-name="T2"><text:tab/></text:span><text:span text:style-name="T3">Функціональний ряд</text:span><text:span text:style-name="T2"> – ряд, кожним членом якого, на відміну від числового ряду, є не числом, а функцією </text:span><text:span text:style-name="T2"><draw:frame draw:style-name="fr1" draw:name="Object1" text:anchor-type="as-char" svg:y="-0.202in" svg:width="0.6043in" svg:height="0.331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</text:span></text:p>
      <text:p text:style-name="mark"><text:span text:style-name="T3">Область збіжності</text:span><text:span text:style-name="T2"> – множина точок/значень аргументу х, для яких ряд сходиться.</text:span></text:p>
      <text:p text:style-name="mark"><text:span text:style-name="T3">Область збіжності степеневого ряду:</text:span><text:span text:style-name="T2"> </text:span><text:span text:style-name="T2"><draw:frame draw:style-name="fr1" draw:name="Object2" text:anchor-type="as-char" svg:y="-0.2937in" svg:width="0.6846in" svg:height="0.518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mark"><text:span text:style-name="T3">Степеневий ряд Тейлора:</text:span><text:span text:style-name="T2"> </text:span><text:span text:style-name="T2"><draw:frame draw:style-name="fr1" draw:name="Object3" text:anchor-type="as-char" svg:y="-0.422in" svg:width="1.7429in" svg:height="0.6465in" draw:z-index="2"><draw:object xlink:href="./Object 3" xlink:type="simple" xlink:show="embed" xlink:actuate="onLoad"/><draw:image xlink:href="./ObjectReplacements/Object 3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23:21:22</dc:date>
    <dc:creator>axel </dc:creator>
    <meta:editing-duration>PT6H54M59S</meta:editing-duration>
    <meta:editing-cycles>22</meta:editing-cycles>
    <meta:document-statistic meta:table-count="0" meta:image-count="0" meta:object-count="3" meta:page-count="1" meta:paragraph-count="4" meta:word-count="37" meta:character-count="251" meta:non-whitespace-character-count="211"/>
  </office:meta>
</office:document-meta>
</file>

<file path=Object 1/content.xml><?xml version="1.0" encoding="utf-8"?>
<math xmlns="http://www.w3.org/1998/Math/MathML">
  <semantics>
    <mrow>
      <msub>
        <mi>U</mi>
        <mi>k</mi>
      </msub>
      <mrow>
        <mo stretchy="false">(</mo>
        <mrow>
          <mi>x</mi>
        </mrow>
        <mo stretchy="false">)</mo>
      </mrow>
    </mrow>
    <annotation encoding="StarMath 5.0">U_k(x)</annotation>
  </semantics>
</math>
</file>

<file path=Object 2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0</mn>
            </mrow>
          </mrow>
          <mrow>
            <mo stretchy="false">∞</mo>
          </mrow>
        </munderover>
        <msub>
          <mi>a</mi>
          <mi>i</mi>
        </msub>
      </mrow>
      <msup>
        <mi>x</mi>
        <mi>i</mi>
      </msup>
    </mrow>
    <annotation encoding="StarMath 5.0">sum from{i=0} to {infinity} a_i x^i</annotation>
  </semantics>
</math>
</file>

<file path=Object 3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o stretchy="false">∞</mo>
          </mrow>
        </munderover>
        <mrow>
          <mfrac>
            <mrow>
              <msup>
                <mi>f</mi>
                <mrow>
                  <mrow>
                    <mo stretchy="false">(</mo>
                    <mrow>
                      <mi>k</mi>
                    </mrow>
                    <mo stretchy="false">)</mo>
                  </mrow>
                </mrow>
              </msup>
              <mrow>
                <mo stretchy="false">(</mo>
                <mrow>
                  <mi>a</mi>
                </mrow>
                <mo stretchy="false">)</mo>
              </mrow>
            </mrow>
            <mrow>
              <mi>k</mi>
              <mi>!</mi>
            </mrow>
          </mfrac>
          <msup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i>k</mi>
          </msup>
        </mrow>
      </mrow>
    </mrow>
    <annotation encoding="StarMath 5.0">sum from {k=0} to {infinity} {{f^{(k)}(a)} over {k!}(x-a)^k}</annotation>
  </semantics>
</math>
</file>